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97.84mm"/>
    </style:style>
    <style:style style:name="co4" style:family="table-column">
      <style:table-column-properties fo:break-before="auto" style:column-width="53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Bike-TSL-Kit_RevA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9" office:value-type="string" calcext:value-type="string">
            <text:p>Designation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Designator</text:p>
          </table:table-cell>
          <table:table-cell table:style-name="ce9" office:value-type="string" calcext:value-type="string">
            <text:p>Package</text:p>
          </table:table-cell>
          <table:table-cell table:style-name="ce12" table:number-columns-repeated="1020"/>
        </table:table-row>
        <table:table-row table:style-name="ro1">
          <table:table-cell table:style-name="ce10" office:value-type="string" calcext:value-type="string">
            <text:p>0805 10 UF X7R 6.3V 10%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1,C2,C3,C4</text:p>
          </table:table-cell>
          <table:table-cell table:style-name="ce10" office:value-type="string" calcext:value-type="string">
            <text:p>C_0805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1N5822_SS34_SM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D1,D2</text:p>
          </table:table-cell>
          <table:table-cell table:style-name="ce10" office:value-type="string" calcext:value-type="string">
            <text:p>SMA-KA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1206 220 OHM 5%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R1,R2,R3,R4,R5,R13,R14,R17,R19,R21,R23</text:p>
          </table:table-cell>
          <table:table-cell table:style-name="ce10" office:value-type="string" calcext:value-type="string">
            <text:p>R_1206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0805 22 K 5%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R6,R7,R8,R9,R10,R11,R12,R15,R16,R18,R20,R22,R24</text:p>
          </table:table-cell>
          <table:table-cell table:style-name="ce10" office:value-type="string" calcext:value-type="string">
            <text:p>R_0805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D43 4.7 UH (NRS4018T4R7MDGJ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CD43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BAT HOLDER 1xA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BAT1</text:p>
          </table:table-cell>
          <table:table-cell table:style-name="ce10" office:value-type="string" calcext:value-type="string">
            <text:p>BATTERY-1xAA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BL8536CB3TR3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2</text:p>
          </table:table-cell>
          <table:table-cell table:style-name="ce10" office:value-type="string" calcext:value-type="string">
            <text:p>SOT8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LED RED 10MM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LED1..LED10</text:p>
          </table:table-cell>
          <table:table-cell table:style-name="ce10" office:value-type="string" calcext:value-type="string">
            <text:p>LED10mmPTH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LM339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U1,U3,U4</text:p>
          </table:table-cell>
          <table:table-cell table:style-name="ce10" office:value-type="string" calcext:value-type="string">
            <text:p>SOIC-14_150mil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ike-TSL-Kit_RevA'.A1:'Bike-TSL-Kit_RevA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.00.0000</text:date>, <text:time style:data-style-name="N2" text:time-value="13:53:27.614090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2T13:53:49.539508532</dc:date>
    <meta:editing-duration>PT12M21S</meta:editing-duration>
    <meta:editing-cycles>5</meta:editing-cycles>
    <meta:generator>LibreOffice/6.0.7.3$Linux_X86_64 LibreOffice_project/00m0$Build-3</meta:generator>
    <meta:document-statistic meta:table-count="1" meta:cell-count="40" meta:object-count="0"/>
  </office:meta>
</office:document-meta>
</file>